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3.823cm" fo:margin-top="0cm" fo:margin-bottom="0cm" table:align="right"/>
    </style:style>
    <style:style style:name="Tabela1.A" style:family="table-column">
      <style:table-column-properties style:column-width="1.005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3.519cm"/>
    </style:style>
    <style:style style:name="Tabela1.D" style:family="table-column">
      <style:table-column-properties style:column-width="12.912cm"/>
    </style:style>
    <style:style style:name="Tabela1.E" style:family="table-column">
      <style:table-column-properties style:column-width="2.789cm"/>
    </style:style>
    <style:style style:name="Tabela1.1" style:family="table-row">
      <style:table-row-properties style:min-row-height="0.695cm" fo:keep-together="auto"/>
    </style:style>
    <style:style style:name="Tabela1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style:vertical-align="middle" fo:background-color="#b4c7dc" fo:padding="0.097cm" fo:border="0.5pt solid #000000">
        <style:background-image/>
      </style:table-cell-properties>
    </style:style>
    <style:style style:name="Tabela1.2" style:family="table-row">
      <style:table-row-properties style:min-row-height="2.704cm" fo:keep-together="auto"/>
    </style:style>
    <style:style style:name="Tabela1.A2" style:family="table-cell">
      <style:table-cell-properties style:vertical-align="middle" fo:background-color="#dee7e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2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1.A3" style:family="table-cell">
      <style:table-cell-properties style:vertical-align="middle" fo:background-color="#dee7e5" fo:padding="0.097cm" fo:border-left="0.5pt solid #000000" fo:border-right="none" fo:border-top="none" fo:border-bottom="0.5pt solid #000000">
        <style:background-image/>
      </style:table-cell-properties>
    </style:style>
    <style:style style:name="Tabela1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2.72cm" fo:keep-together="auto"/>
    </style:style>
    <style:style style:name="Tabela1.7" style:family="table-row">
      <style:table-row-properties style:min-row-height="2.805cm" fo:keep-together="auto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19" style:family="table-row">
      <style:table-row-properties style:min-row-height="2.861cm" fo:keep-together="auto"/>
    </style:style>
    <style:style style:name="P1" style:family="paragraph" style:parent-style-name="Standard">
      <style:text-properties style:font-name="Liberation Sans" fo:font-size="12pt" fo:font-style="normal" style:text-underline-style="none" fo:font-weight="normal" officeooo:rsid="0008665d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03d49e" officeooo:paragraph-rsid="0003d4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3d49e" officeooo:paragraph-rsid="0003d49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385b70" officeooo:paragraph-rsid="00385b70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tyle="italic" officeooo:rsid="003b9d9d" officeooo:paragraph-rsid="003b9d9d" style:font-style-asian="italic" style:font-style-complex="italic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tyle="italic" officeooo:rsid="00362b61" officeooo:paragraph-rsid="00362b61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tyle="italic" officeooo:rsid="0024fc2d" officeooo:paragraph-rsid="0024fc2d" style:font-style-asian="italic" style:font-style-complex="italic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tyle="italic" officeooo:rsid="00385b70" officeooo:paragraph-rsid="00385b70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tyle="italic" officeooo:rsid="002b4228" officeooo:paragraph-rsid="002b4228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tyle="italic" officeooo:rsid="00305ec6" officeooo:paragraph-rsid="00305ec6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tyle="italic" officeooo:rsid="003d3813" officeooo:paragraph-rsid="003d3813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tyle="italic" officeooo:rsid="003eb8a4" officeooo:paragraph-rsid="003eb8a4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tyle="italic" officeooo:rsid="004223f8" officeooo:paragraph-rsid="004223f8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tyle="italic" officeooo:rsid="0043c112" officeooo:paragraph-rsid="0043c112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tyle="italic" officeooo:rsid="004487a1" officeooo:paragraph-rsid="004487a1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Liberation Sans" officeooo:rsid="003d3813" officeooo:paragraph-rsid="003d3813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d3813" officeooo:paragraph-rsid="003d3813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6pt" fo:font-weight="bold" officeooo:rsid="000c1456" officeooo:paragraph-rsid="000c1456" style:font-weight-asian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6pt" fo:font-weight="bold" style:font-weight-asian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a1227" officeooo:paragraph-rsid="000a1227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b4b9a" officeooo:paragraph-rsid="000b4b9a" style:font-weight-asian="bold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c1456" officeooo:paragraph-rsid="000c1456" style:font-weight-asian="bold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e0efc" officeooo:paragraph-rsid="000e0efc" style:font-weight-asian="bold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f00d2" officeooo:paragraph-rsid="000f00d2" style:font-weight-asian="bold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0f7619" officeooo:paragraph-rsid="000f7619" style:font-weight-asian="bold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0a0dc" officeooo:paragraph-rsid="0010a0dc" style:font-weight-asian="bold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1c6e9" officeooo:paragraph-rsid="0011c6e9" style:font-weight-asian="bold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13010d" officeooo:paragraph-rsid="0013010d" style:font-weight-asian="bold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43c112" officeooo:paragraph-rsid="0043c112" style:font-weight-asian="bold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officeooo:rsid="004487a1" officeooo:paragraph-rsid="004487a1" style:font-weight-asian="bold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17508" officeooo:paragraph-rsid="00217508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0ca67" officeooo:paragraph-rsid="0020ca67"/>
    </style:style>
    <style:style style:name="P34" style:family="paragraph" style:parent-style-name="Standard">
      <style:paragraph-properties fo:text-align="center" style:justify-single-word="false"/>
      <style:text-properties style:font-name="Liberation Sans" officeooo:rsid="00362ded" officeooo:paragraph-rsid="00362de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62ded" officeooo:paragraph-rsid="00362de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weight="normal" officeooo:rsid="0035d1d6" officeooo:paragraph-rsid="0035d1d6" style:font-weight-asian="normal" style:font-weight-complex="normal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weight="normal" officeooo:rsid="00362ded" officeooo:paragraph-rsid="00362ded" style:font-weight-asian="normal" style:font-weight-complex="normal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62ded" officeooo:paragraph-rsid="00362de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66284" officeooo:paragraph-rsid="0036628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85b70" officeooo:paragraph-rsid="00385b7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a1759" officeooo:paragraph-rsid="003a175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a1cca" officeooo:paragraph-rsid="003d381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b9d9d" officeooo:paragraph-rsid="003d381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d3813" officeooo:paragraph-rsid="003d3813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eb8a4" officeooo:paragraph-rsid="003eb8a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fc142" officeooo:paragraph-rsid="003fc14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2pt" fo:font-style="normal" style:text-underline-style="none" fo:font-weight="normal" officeooo:rsid="0037a5b5" officeooo:paragraph-rsid="0037a5b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501b9" officeooo:paragraph-rsid="002501b9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66284" officeooo:paragraph-rsid="00366284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tyle="normal" officeooo:rsid="00258560" officeooo:paragraph-rsid="00258560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ans" officeooo:rsid="002cff08" officeooo:paragraph-rsid="002cff08"/>
    </style:style>
    <style:style style:name="P52" style:family="paragraph" style:parent-style-name="Standard">
      <style:paragraph-properties fo:text-align="center" style:justify-single-word="false"/>
      <style:text-properties style:font-name="Liberation Sans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58560" officeooo:paragraph-rsid="00258560"/>
    </style:style>
    <style:style style:name="P54" style:family="paragraph" style:parent-style-name="Standard">
      <style:paragraph-properties fo:text-align="center" style:justify-single-word="false"/>
      <style:text-properties style:font-name="Liberation Sans" officeooo:rsid="00258560" officeooo:paragraph-rsid="00258560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normal" officeooo:rsid="00385b70" officeooo:paragraph-rsid="00385b70" style:font-weight-asian="normal" style:font-weight-complex="normal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297ba8" officeooo:paragraph-rsid="00297ba8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0f7619" officeooo:paragraph-rsid="000f7619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0a0dc" officeooo:paragraph-rsid="0010a0dc"/>
    </style:style>
    <style:style style:name="P59" style:family="paragraph" style:parent-style-name="Standard">
      <style:paragraph-properties fo:text-align="center" style:justify-single-word="false"/>
      <style:text-properties style:font-name="Liberation Sans" officeooo:rsid="002d83d6" officeooo:paragraph-rsid="002d83d6"/>
    </style:style>
    <style:style style:name="P60" style:family="paragraph" style:parent-style-name="Standard">
      <style:paragraph-properties fo:text-align="center" style:justify-single-word="false"/>
      <style:text-properties style:font-name="Liberation Sans" officeooo:rsid="002df819" officeooo:paragraph-rsid="002df819"/>
    </style:style>
    <style:style style:name="P61" style:family="paragraph" style:parent-style-name="Standard">
      <style:paragraph-properties fo:text-align="center" style:justify-single-word="false"/>
      <style:text-properties style:font-name="Liberation Sans" officeooo:rsid="002ea7f5" officeooo:paragraph-rsid="002df819"/>
    </style:style>
    <style:style style:name="P62" style:family="paragraph" style:parent-style-name="Standard">
      <style:paragraph-properties fo:text-align="center" style:justify-single-word="false"/>
      <style:text-properties style:font-name="Liberation Sans" officeooo:rsid="002ea7f5" officeooo:paragraph-rsid="002ea7f5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13010d" officeooo:paragraph-rsid="0013010d"/>
    </style:style>
    <style:style style:name="P64" style:family="paragraph" style:parent-style-name="Standard">
      <style:paragraph-properties fo:text-align="center" style:justify-single-word="false"/>
      <style:text-properties style:font-name="Liberation Sans" officeooo:rsid="00305ec6" officeooo:paragraph-rsid="00305ec6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eb8a4" officeooo:paragraph-rsid="003eb8a4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3fc142" officeooo:paragraph-rsid="003fc142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4223f8" officeooo:paragraph-rsid="004223f8"/>
    </style:style>
    <style:style style:name="P68" style:family="paragraph" style:parent-style-name="Standard">
      <style:paragraph-properties fo:text-align="center" style:justify-single-word="false"/>
      <style:text-properties style:font-name="Liberation Sans" officeooo:rsid="004223f8" officeooo:paragraph-rsid="004223f8"/>
    </style:style>
    <style:style style:name="P69" style:family="paragraph" style:parent-style-name="Standard">
      <style:paragraph-properties fo:text-align="center" style:justify-single-word="false"/>
      <style:text-properties style:font-name="Liberation Sans" officeooo:rsid="0043c112" officeooo:paragraph-rsid="0043c112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officeooo:rsid="004487a1" officeooo:paragraph-rsid="004487a1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officeooo:rsid="0032be81" officeooo:paragraph-rsid="0032be81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2pt" fo:font-style="normal" style:text-underline-style="none" fo:font-weight="normal" officeooo:rsid="0040398e" officeooo:paragraph-rsid="0040398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2pt" fo:font-style="normal" style:text-underline-style="none" fo:font-weight="normal" officeooo:rsid="004223f8" officeooo:paragraph-rsid="004223f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2pt" fo:font-style="normal" style:text-underline-style="none" fo:font-weight="normal" officeooo:rsid="0043c112" officeooo:paragraph-rsid="0043c112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text-position="0% 100%" style:font-name="Liberation Sans" fo:font-size="12pt" fo:font-style="normal" style:text-underline-style="none" fo:font-weight="normal" officeooo:rsid="004487a1" officeooo:paragraph-rsid="004487a1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3d3813"/>
    </style:style>
    <style:style style:name="T3" style:family="text">
      <style:text-properties style:text-position="super 58%" officeooo:rsid="003eb8a4"/>
    </style:style>
    <style:style style:name="T4" style:family="text">
      <style:text-properties style:text-position="super 58%" officeooo:rsid="004223f8"/>
    </style:style>
    <style:style style:name="T5" style:family="text">
      <style:text-properties style:text-position="super 58%" officeooo:rsid="004487a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7de43" style:font-style-asian="italic" style:font-style-complex="italic"/>
    </style:style>
    <style:style style:name="T8" style:family="text">
      <style:text-properties fo:font-style="italic" officeooo:rsid="004223f8" style:font-style-asian="italic" style:font-style-complex="italic"/>
    </style:style>
    <style:style style:name="T9" style:family="text">
      <style:text-properties officeooo:rsid="0032681a"/>
    </style:style>
    <style:style style:name="T10" style:family="text">
      <style:text-properties officeooo:rsid="00362b61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c84e8"/>
    </style:style>
    <style:style style:name="T13" style:family="text">
      <style:text-properties style:text-underline-style="none" officeooo:rsid="00366284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officeooo:rsid="00366284"/>
    </style:style>
    <style:style style:name="T16" style:family="text">
      <style:text-properties officeooo:rsid="0037a5b5"/>
    </style:style>
    <style:style style:name="T17" style:family="text">
      <style:text-properties officeooo:rsid="003a1cca"/>
    </style:style>
    <style:style style:name="T18" style:family="text">
      <style:text-properties officeooo:rsid="003d3813"/>
    </style:style>
    <style:style style:name="T19" style:family="text">
      <style:text-properties officeooo:rsid="0040398e"/>
    </style:style>
    <style:style style:name="T20" style:family="text">
      <style:text-properties officeooo:rsid="004223f8"/>
    </style:style>
    <style:style style:name="T21" style:family="text">
      <style:text-properties officeooo:rsid="00448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– <text:span text:style-name="T9">MARKETING ESPORTIVO</text:span></text:p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8">Nº</text:p>
          </table:table-cell>
          <table:table-cell table:style-name="Tabela1.A1" office:value-type="string">
            <text:p text:style-name="P18">CENA</text:p>
          </table:table-cell>
          <table:table-cell table:style-name="Tabela1.A1" office:value-type="string">
            <text:p text:style-name="P19">TRILHA</text:p>
          </table:table-cell>
          <table:table-cell table:style-name="Tabela1.A1" office:value-type="string">
            <text:p text:style-name="P19">TEXTO</text:p>
          </table:table-cell>
          <table:table-cell table:style-name="Tabela1.E1" office:value-type="string">
            <text:p text:style-name="P19">EFEITOS</text:p>
          </table:table-cell>
        </table:table-row>
        <table:table-row table:style-name="Tabela1.2">
          <table:table-cell table:style-name="Tabela1.A2" office:value-type="string">
            <text:p text:style-name="P20">1</text:p>
          </table:table-cell>
          <table:table-cell table:style-name="Tabela1.B2" office:value-type="string">
            <text:p text:style-name="P32"/>
          </table:table-cell>
          <table:table-cell table:style-name="Tabela1.B2" table:number-rows-spanned="5" office:value-type="string">
            <text:p text:style-name="P6">World End</text:p>
          </table:table-cell>
          <table:table-cell table:style-name="Tabela1.B2" office:value-type="string">
            <text:p text:style-name="P71">Oi, eu sou o Gustavo e hoje vamos falar sobre “Marketing Esportivo”.</text:p>
          </table:table-cell>
          <table:table-cell table:style-name="Tabela1.E2" office:value-type="string">
            <text:p text:style-name="P33"/>
          </table:table-cell>
        </table:table-row>
        <table:table-row table:style-name="Tabela1.2">
          <table:table-cell table:style-name="Tabela1.A3" office:value-type="string">
            <text:p text:style-name="P21">2</text:p>
          </table:table-cell>
          <table:table-cell table:style-name="Tabela1.B2" office:value-type="string">
            <text:p text:style-name="P34"><text:span text:style-name="T7">Insert </text:span><text:span text:style-name="T6">Montagem</text:span><text:line-break/><text:line-break/>Estádios e etc</text:p>
          </table:table-cell>
          <table:covered-table-cell/>
          <table:table-cell table:style-name="Tabela1.D3" office:value-type="string">
            <text:p text:style-name="P36">Como o próprio nome já diz, o Marketing Esportivo é o segmento do marketing que <text:span text:style-name="T10">utiliza do esporte e as emoções e experiências que o mesmo proporciona para atrair consumidores e criar oportunidades de negócios. Mas como surgiu esse tipo de marketing?</text:span></text:p>
          </table:table-cell>
          <table:table-cell table:style-name="Tabela1.E3" office:value-type="string">
            <text:p text:style-name="P35"/>
          </table:table-cell>
        </table:table-row>
        <table:table-row table:style-name="Tabela1.2">
          <table:table-cell table:style-name="Tabela1.A3" office:value-type="string">
            <text:p text:style-name="P22">3</text:p>
          </table:table-cell>
          <table:table-cell table:style-name="Tabela1.B2" office:value-type="string">
            <text:p text:style-name="P52"/>
          </table:table-cell>
          <table:covered-table-cell/>
          <table:table-cell table:style-name="Tabela1.D3" office:value-type="string">
            <text:p text:style-name="P37">Estima-se que o Marketing Esportivo tenha surgido com a marcenaria <text:span text:style-name="T1">1</text:span><text:span text:style-name="T12">Hillreich e Bradsby </text:span><text:span text:style-name="T13">entre o final dos anos 1800 e início dos anos 1900</text:span><text:span text:style-name="T11">. </text:span><text:span text:style-name="T14">Inicialmente a empresa servia como uma marcenaria tradicional, mas quando Bud, filho do dono e funcionário da empresa, deu um perdido no pai para assistir a um jogo de beisebol, os rumos começaram a mudar.</text:span></text:p>
          </table:table-cell>
          <table:table-cell table:style-name="Tabela1.E3" office:value-type="string">
            <text:p text:style-name="P35">1 – Google Tradutor</text:p>
          </table:table-cell>
        </table:table-row>
        <table:table-row table:style-name="Tabela1.2">
          <table:table-cell table:style-name="Tabela1.A3" office:value-type="string">
            <text:p text:style-name="P22">4</text:p>
          </table:table-cell>
          <table:table-cell table:style-name="Tabela1.D3" office:value-type="string">
            <text:p text:style-name="P48"/>
          </table:table-cell>
          <table:covered-table-cell/>
          <table:table-cell table:style-name="Tabela1.D3" office:value-type="string">
            <text:p text:style-name="P38">Neste jogo, <text:span text:style-name="T1">1</text:span>Pete Browning, um dos craques do time e que não estava em uma fase muito boa, acabou quebrando o seu taco. Ao ver a situação, Bud convidou Pete para ir até a marcenaria para que pudessem fabricar um novo taco para o craque. Pete Aceitou o <text:s/>convite e após receber o seu novo taco, <text:span text:style-name="T15">recuperou sua boa forma e passou a recomendar a marcenaria para seus colegas de equipe.</text:span></text:p>
          </table:table-cell>
          <table:table-cell table:style-name="Tabela1.E3" office:value-type="string">
            <text:p text:style-name="P49">1 – Insert</text:p>
          </table:table-cell>
        </table:table-row>
        <table:table-row table:style-name="Tabela1.6">
          <table:table-cell table:style-name="Tabela1.A3" office:value-type="string">
            <text:p text:style-name="P22">5</text:p>
          </table:table-cell>
          <table:table-cell table:style-name="Tabela1.D3" office:value-type="string">
            <text:p text:style-name="P50"/>
          </table:table-cell>
          <table:covered-table-cell/>
          <table:table-cell table:style-name="Tabela1.D3" office:value-type="string">
            <text:p text:style-name="P39">Com todo este destaque e o fato de que os esportes passaram a se tornar mais populares e profissionalizados ao redor do mundo, as empresas começaram a enxergar o potencial de um segmento que hoje movimenta bilhões. <text:span text:style-name="T16">Com certeza existe uma fórmula pra esse sucesso, não é?</text:span></text:p>
          </table:table-cell>
          <table:table-cell table:style-name="Tabela1.E3" office:value-type="string">
            <text:p text:style-name="P52"/>
          </table:table-cell>
        </table:table-row>
        <text:soft-page-break/>
        <table:table-row table:style-name="Tabela1.7">
          <table:table-cell table:style-name="Tabela1.A3" office:value-type="string">
            <text:p text:style-name="P23">6</text:p>
          </table:table-cell>
          <table:table-cell table:style-name="Tabela1.B8" office:value-type="string">
            <text:p text:style-name="P53"/>
          </table:table-cell>
          <table:table-cell table:style-name="Tabela1.C9" table:number-rows-spanned="3" office:value-type="string">
            <text:p text:style-name="P8">Legends Never Die</text:p>
          </table:table-cell>
          <table:table-cell table:style-name="Tabela1.D7" office:value-type="string">
            <text:p text:style-name="P47">Sim e… Não. Não é como se realmente existisse uma fórmula pra garantir o sucesso de algo, mas o Marketing Esportivo conta com um fator que muitos outros segmentos do Marketing não possuem: A paixão do torcedor.</text:p>
          </table:table-cell>
          <table:table-cell table:style-name="Tabela1.E3" office:value-type="string">
            <text:p text:style-name="P54"/>
          </table:table-cell>
        </table:table-row>
        <table:table-row table:style-name="Tabela1.7">
          <table:table-cell table:style-name="Tabela1.A3" office:value-type="string">
            <text:p text:style-name="P24">7</text:p>
          </table:table-cell>
          <table:table-cell table:style-name="Tabela1.B8" office:value-type="string">
            <text:p text:style-name="P4">Montagem – Partidas históricas</text:p>
          </table:table-cell>
          <table:covered-table-cell/>
          <table:table-cell table:style-name="Tabela1.D8" office:value-type="string">
            <text:p text:style-name="P40">Uma paixão tão inexplicável e única que chega a ser algo mágico. Quer fazer um teste? <text:span text:style-name="T1">1</text:span>Pergunte para um torcedor o que ele estava fazendo durante uma partida ou momento que seja histórico para o time dele ou até mesmo para o próprio esporte; independente de quanto tempo tenha se passado desde então, você vai se surpreender com a riqueza de detalhes que estas histórias contém.</text:p>
          </table:table-cell>
          <table:table-cell table:style-name="Tabela1.E8" office:value-type="string">
            <text:p text:style-name="P55">1 – Insert</text:p>
          </table:table-cell>
        </table:table-row>
        <table:table-row table:style-name="Tabela1.7">
          <table:table-cell table:style-name="Tabela1.A3" office:value-type="string">
            <text:p text:style-name="P24">8</text:p>
          </table:table-cell>
          <table:table-cell table:style-name="Tabela1.B10" office:value-type="string">
            <text:p text:style-name="P56"/>
          </table:table-cell>
          <table:covered-table-cell/>
          <table:table-cell table:style-name="Tabela1.D11" office:value-type="string">
            <text:p text:style-name="P41">E é justamente esta paixão que faz com que <text:span text:style-name="T17">este torcedor se torne um consumidor extremamente fiel e esteja buscando mais e mais produtos que tenham ligação com o esporte e, principalmente, com o seu time do coração. Fazendo com que o Marketing Esportivo tenha um de retorno de investimento bem alto quando comparado a outros segmentos.</text:span></text:p>
          </table:table-cell>
          <table:table-cell table:style-name="Tabela1.E11" office:value-type="string">
            <text:p text:style-name="P56"/>
          </table:table-cell>
        </table:table-row>
        <table:table-row table:style-name="Tabela1.7">
          <table:table-cell table:style-name="Tabela1.A3" office:value-type="string">
            <text:p text:style-name="P25">9</text:p>
          </table:table-cell>
          <table:table-cell table:style-name="Tabela1.B10" office:value-type="string">
            <text:p text:style-name="P16">Montagem – Patrocinadores</text:p>
          </table:table-cell>
          <table:table-cell table:style-name="Tabela1.C11" table:number-rows-spanned="2" office:value-type="string">
            <text:p text:style-name="P5">Phoenix</text:p>
          </table:table-cell>
          <table:table-cell table:style-name="Tabela1.D11" office:value-type="string">
            <text:p text:style-name="P42">Agora que já sabemos “O segredo do sucesso”, como podemos utilizar o Marketing Esportivo? Existem diversas formas de utilizá-lo, mas podemos citar algumas. Temos como a tática mais comum os Patrocínios, que ocorrem quando empresas pagam clubes, atletas e competições para poder anunciar seu nome de diversas maneiras, como nos uniformes, no estádio e em intervalos durante a transmissão.</text:p>
          </table:table-cell>
          <table:table-cell table:style-name="Tabela1.E11" office:value-type="string">
            <text:p text:style-name="P57"/>
          </table:table-cell>
        </table:table-row>
        <table:table-row table:style-name="Tabela1.7">
          <table:table-cell table:style-name="Tabela1.A3" office:value-type="string">
            <text:p text:style-name="P26">10</text:p>
          </table:table-cell>
          <table:table-cell table:style-name="Tabela1.B12" office:value-type="string">
            <text:p text:style-name="P16">Montagem – Jogos e Propagandas</text:p>
          </table:table-cell>
          <table:covered-table-cell/>
          <table:table-cell table:style-name="Tabela1.D11" office:value-type="string">
            <text:p text:style-name="P43">Outra estratégia muito utilizada é o de Licenciamento e Utilização da Imagem de atletas, permitindo assim que marcas possam lucrar com a venda de produtos (muito comum no cenário de jogos eletrônicos como FIFA, NBA2K e etc) e atletas possam fazer parte de campanhas publicitárias e utilizar sua influência para promover produtos – <text:span text:style-name="T2">1</text:span>ou se você for o Cristiano Ronaldo, <text:span text:style-name="T18">gerar um prejuízo de 4 bilhões de dólares para a Coca-Cola.</text:span></text:p>
          </table:table-cell>
          <table:table-cell table:style-name="Tabela1.E11" office:value-type="string">
            <text:p text:style-name="P17">1 – P&amp;B</text:p>
          </table:table-cell>
        </table:table-row>
        <text:soft-page-break/>
        <table:table-row table:style-name="Tabela1.7">
          <table:table-cell table:style-name="Tabela1.A3" office:value-type="string">
            <text:p text:style-name="P26">11</text:p>
          </table:table-cell>
          <table:table-cell table:style-name="Tabela1.B12" office:value-type="string">
            <text:p text:style-name="P16">Montagem – Eventos</text:p>
          </table:table-cell>
          <table:table-cell table:style-name="Tabela1.C13" table:number-rows-spanned="2" office:value-type="string">
            <text:p text:style-name="P11">Phoenix</text:p>
          </table:table-cell>
          <table:table-cell table:style-name="Tabela1.D12" office:value-type="string">
            <text:p text:style-name="P44">E, por fim, uma das mais importantes para o Marketing Esportivo, a realização de grandes eventos esportivos, como a Copa do Mundo ou a Champions League no cenário do futebol.</text:p>
          </table:table-cell>
          <table:table-cell table:style-name="Tabela1.E12" office:value-type="string">
            <text:p text:style-name="P58"/>
          </table:table-cell>
        </table:table-row>
        <table:table-row table:style-name="Tabela1.7">
          <table:table-cell table:style-name="Tabela1.A3" office:value-type="string">
            <text:p text:style-name="P27">12</text:p>
          </table:table-cell>
          <table:table-cell table:style-name="Tabela1.D3" office:value-type="string">
            <text:p text:style-name="P17">Montagem – Torcedores</text:p>
          </table:table-cell>
          <table:covered-table-cell/>
          <table:table-cell table:style-name="Tabela1.D3" office:value-type="string">
            <text:p text:style-name="P44">Em eventos deste tipo é possível criar diversas oportunidades de negócios e atrair um número gigantesco de consumidores devido à experiência que estes eventos proporcionam até mesmo para aqueles que não são tão fanáticos pelo esporte, <text:span text:style-name="T3">1</text:span>afinal, todos nós conhecemos alguém que a cada 4 anos se torna um especialista supremo em futebol durante 1 mês e depois volta a hibernar por mais quatro anos.</text:p>
          </table:table-cell>
          <table:table-cell table:style-name="Tabela1.E3" office:value-type="string">
            <text:p text:style-name="P65">1 – P&amp;B </text:p>
          </table:table-cell>
        </table:table-row>
        <table:table-row table:style-name="Tabela1.7">
          <table:table-cell table:style-name="Tabela1.A3" office:value-type="string">
            <text:p text:style-name="P28">13</text:p>
          </table:table-cell>
          <table:table-cell table:style-name="Tabela1.D3" office:value-type="string">
            <text:p text:style-name="P59"/>
          </table:table-cell>
          <table:table-cell table:style-name="Tabela1.D3" office:value-type="string">
            <text:p text:style-name="P12"/>
          </table:table-cell>
          <table:table-cell table:style-name="Tabela1.D3" office:value-type="string">
            <text:p text:style-name="P45">Agora que sabemos algumas das aplicações “clássicas” do marketing esportivo, vamos analisar algumas tendências que podem trazer um grande diferencial para o segmento.</text:p>
          </table:table-cell>
          <table:table-cell table:style-name="Tabela1.E3" office:value-type="string">
            <text:p text:style-name="P60"/>
          </table:table-cell>
        </table:table-row>
        <table:table-row table:style-name="Tabela1.7">
          <table:table-cell table:style-name="Tabela1.A3" office:value-type="string">
            <text:p text:style-name="P28">14</text:p>
          </table:table-cell>
          <table:table-cell table:style-name="Tabela1.D3" office:value-type="string">
            <text:p text:style-name="P65">Montagem – Corinthians Feminino</text:p>
          </table:table-cell>
          <table:table-cell table:style-name="Tabela1.D3" table:number-rows-spanned="2" office:value-type="string">
            <text:p text:style-name="P12">POP/STARS</text:p>
          </table:table-cell>
          <table:table-cell table:style-name="Tabela1.D3" office:value-type="string">
            <text:p text:style-name="P45">Segundo uma pesquisa da Nielsen realizada em 2018, ao menos 60% da população possuí interesse em esportes femininos e até mesmo no Brasil, onde mulheres chegaram a ser proibidas por lei de praticar esportes, este segmento do esporte vem se desenvolvendo e gerando bastante repercussão, como vem acontecendo com o time de futebol feminino do Corinthians.</text:p>
          </table:table-cell>
          <table:table-cell table:style-name="Tabela1.E3" office:value-type="string">
            <text:p text:style-name="P61"/>
          </table:table-cell>
        </table:table-row>
        <table:table-row table:style-name="Tabela1.7">
          <table:table-cell table:style-name="Tabela1.A3" office:value-type="string">
            <text:p text:style-name="P28">15</text:p>
          </table:table-cell>
          <table:table-cell table:style-name="Tabela1.D3" office:value-type="string">
            <text:p text:style-name="P66">Insert – Coisa Nossa Seleção Feminina</text:p>
          </table:table-cell>
          <table:covered-table-cell/>
          <table:table-cell table:style-name="Tabela1.D3" office:value-type="string">
            <text:p text:style-name="P45">Mas é importante lembrar que, mesmo com esse crescimento, o esporte feminino, principalmente no Brasil, ainda está longe de oferecer condições semelhantes às do esporte masculino para as atletas.</text:p>
          </table:table-cell>
          <table:table-cell table:style-name="Tabela1.E3" office:value-type="string">
            <text:p text:style-name="P62"/>
          </table:table-cell>
        </table:table-row>
        <text:soft-page-break/>
        <table:table-row table:style-name="Tabela1.7">
          <table:table-cell table:style-name="Tabela1.A3" office:value-type="string">
            <text:p text:style-name="P29">16</text:p>
          </table:table-cell>
          <table:table-cell table:style-name="Tabela1.D3" office:value-type="string">
            <text:p text:style-name="P67">Montagem – Games</text:p>
          </table:table-cell>
          <table:table-cell table:style-name="Tabela1.D3" table:number-rows-spanned="2" office:value-type="string">
            <text:p text:style-name="P13">POP/STARS</text:p>
          </table:table-cell>
          <table:table-cell table:style-name="Tabela1.D3" office:value-type="string">
            <text:p text:style-name="P46">E por fim, uma tendência que pode ser um pouco polêmica para o famoso “Véio Boomer”, os E-Sports. É inegável <text:span text:style-name="T19">que o mercado de games tem se tornado cada vez mais gigantesco, seja nos consoles, nos PCs e até mesmo nos smartphones.</text:span></text:p>
          </table:table-cell>
          <table:table-cell table:style-name="Tabela1.E3" office:value-type="string">
            <text:p text:style-name="P64"/>
          </table:table-cell>
        </table:table-row>
        <table:table-row table:style-name="Tabela1.7">
          <table:table-cell table:style-name="Tabela1.A3" office:value-type="string">
            <text:p text:style-name="P29">17</text:p>
          </table:table-cell>
          <table:table-cell table:style-name="Tabela1.D3" office:value-type="string">
            <text:p text:style-name="P64"/>
          </table:table-cell>
          <table:covered-table-cell/>
          <table:table-cell table:style-name="Tabela1.D3" office:value-type="string">
            <text:p text:style-name="P72">Mas como dito antes, os mais conservadores – <text:span text:style-name="T4">1</text:span><text:span text:style-name="T20">cof cof, véio boomer, cof – </text:span>sempre tentam alegar que <text:span text:style-name="T4">2</text:span>“Onde que joguinho de videogame dá dinheiro? Isso é tudo mentira da mídia esquerdista globalista”. Bom, sinto lhe informar, mas esse mercado move muito, mas muito dinheiro mesmo, principalmente com a introdução das microtransações dentro dos jogos.</text:p>
          </table:table-cell>
          <table:table-cell table:style-name="Tabela1.E3" office:value-type="string">
            <text:p text:style-name="P67">1 – P&amp;B</text:p>
            <text:p text:style-name="P67">2 – Biroliro</text:p>
          </table:table-cell>
        </table:table-row>
        <table:table-row table:style-name="Tabela1.19">
          <table:table-cell table:style-name="Tabela1.A3" office:value-type="string">
            <text:p text:style-name="P30">18</text:p>
          </table:table-cell>
          <table:table-cell table:style-name="Tabela1.D3" office:value-type="string">
            <text:p text:style-name="P68">Montagem – Genshin</text:p>
          </table:table-cell>
          <table:table-cell table:style-name="Tabela1.D3" office:value-type="string">
            <text:p text:style-name="P10"/>
          </table:table-cell>
          <table:table-cell table:style-name="Tabela1.D3" office:value-type="string">
            <text:p text:style-name="P72">Então é bem provável que nesse exato momento, Juninho esteja gastando <text:span text:style-name="T20">rios de dinheiros pra conseguir um FODENDO PNG de WAIFU. </text:span><text:span text:style-name="T8">Não vou julgar, pois todos nós tivemos esta fase em algum momento de nossas vidas.</text:span></text:p>
          </table:table-cell>
          <table:table-cell table:style-name="Tabela1.E3" office:value-type="string">
            <text:p text:style-name="P63"/>
          </table:table-cell>
        </table:table-row>
        <table:table-row table:style-name="Tabela1.19">
          <table:table-cell table:style-name="Tabela1.A3" office:value-type="string">
            <text:p text:style-name="P30">19</text:p>
          </table:table-cell>
          <table:table-cell table:style-name="Tabela1.D3" office:value-type="string">
            <text:p text:style-name="P68">Montagem –<text:line-break/>E-sports</text:p>
          </table:table-cell>
          <table:table-cell table:style-name="Tabela1.D3" table:number-rows-spanned="2" office:value-type="string">
            <text:p text:style-name="P14">POP/STARS</text:p>
          </table:table-cell>
          <table:table-cell table:style-name="Tabela1.D3" office:value-type="string">
            <text:p text:style-name="P73">Voltando ao ponto principal, o mercado e o cenário de e-sports tem se tornado cada vez mais atrativo para empresas (afinal, quem gasta dinheiro com PNGs com certeza pode gastar esse dinheiro em coisas mais úteis) e nada melhor que eventos tão gigantescos quanto uma final de Copa do Mundo pra divulgar todo o tipo de coisa para milhões de espectadores.</text:p>
          </table:table-cell>
          <table:table-cell table:style-name="Tabela1.E3" office:value-type="string">
            <text:p text:style-name="P63"/>
          </table:table-cell>
        </table:table-row>
        <table:table-row table:style-name="Tabela1.19">
          <table:table-cell table:style-name="Tabela1.A3" office:value-type="string">
            <text:p text:style-name="P30">20</text:p>
          </table:table-cell>
          <table:table-cell table:style-name="Tabela1.D3" office:value-type="string">
            <text:p text:style-name="P69">Montagem – Merchs </text:p>
          </table:table-cell>
          <table:covered-table-cell/>
          <table:table-cell table:style-name="Tabela1.D3" office:value-type="string">
            <text:p text:style-name="P74">E quando digo “Todo tipo de coisa”, não é exagero, durante os eventos de League of Legends temos os produtos patrocinados, como as latinhas personalizadas da Red Bull <text:span text:style-name="T21">com personagens do jogo</text:span>, <text:span text:style-name="T21">roupas e pelúcias do evento,</text:span> Skins para os personagens <text:span text:style-name="T21">n</text:span>o jogo <text:span text:style-name="T21">e</text:span> até mesmo a ideia genial de aproveitar o palco da final do mundial para divulgar a estreia da K/DA, o grupo de K-Pop das personagens do jogo – <text:span text:style-name="T5">1</text:span>e que talvez <text:span text:style-name="T21">tenha </text:span>feito eu passar 2 dias ouvindo as músicas em loop enquanto escrevia esse roteiro <text:span text:style-name="T21">e editava o vídeo</text:span>, <text:span text:style-name="T21">help me please</text:span>.</text:p>
          </table:table-cell>
          <table:table-cell table:style-name="Tabela1.E3" office:value-type="string">
            <text:p text:style-name="P70">1 – P&amp;B</text:p>
          </table:table-cell>
        </table:table-row>
        <text:soft-page-break/>
        <table:table-row table:style-name="Tabela1.19">
          <table:table-cell table:style-name="Tabela1.A3" office:value-type="string">
            <text:p text:style-name="P31">21</text:p>
          </table:table-cell>
          <table:table-cell table:style-name="Tabela1.D3" office:value-type="string">
            <text:p text:style-name="P69"/>
          </table:table-cell>
          <table:table-cell table:style-name="Tabela1.D3" office:value-type="string">
            <text:p text:style-name="P15">POP/STARS</text:p>
          </table:table-cell>
          <table:table-cell table:style-name="Tabela1.D3" office:value-type="string">
            <text:p text:style-name="P75">Bom, acho que deu pra ter a noção de que o Marketing Esportivo pode ser poderosíssimo e ainda tem muito a oferecer. Enfim, espero que tenham gostado do vídeo, até a próxima!</text:p>
          </table:table-cell>
          <table:table-cell table:style-name="Tabela1.E3" office:value-type="string">
            <text:p text:style-name="P7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20:09:55.803410312</meta:creation-date>
    <dc:date>2021-11-02T14:05:20.477859087</dc:date>
    <meta:editing-duration>PT2H17M41S</meta:editing-duration>
    <meta:editing-cycles>16</meta:editing-cycles>
    <meta:generator>LibreOffice/7.1.6.2.0$Linux_X86_64 LibreOffice_project/10$Build-2</meta:generator>
    <dc:creator>Marshall </dc:creator>
    <meta:document-statistic meta:table-count="1" meta:image-count="0" meta:object-count="0" meta:page-count="5" meta:paragraph-count="76" meta:word-count="1134" meta:character-count="6714" meta:non-whitespace-character-count="5628"/>
  </office:meta>
</office:document-meta>
</file>